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25cm" style:contextual-spacing="false" fo:line-height="150%"/>
    </style:style>
    <style:style style:name="P2" style:family="paragraph" style:parent-style-name="Text_20_body">
      <style:paragraph-properties fo:margin-top="0cm" fo:margin-bottom="0.25cm" style:contextual-spacing="false" fo:line-height="150%"/>
      <style:text-properties officeooo:paragraph-rsid="00225428"/>
    </style:style>
    <style:style style:name="P3" style:family="paragraph" style:parent-style-name="Text_20_body">
      <style:paragraph-properties fo:margin-top="0cm" fo:margin-bottom="0.25cm" style:contextual-spacing="false" fo:line-height="150%"/>
      <style:text-properties officeooo:paragraph-rsid="002a63f9"/>
    </style:style>
    <style:style style:name="P4" style:family="paragraph" style:parent-style-name="Text_20_body">
      <style:paragraph-properties fo:margin-top="0cm" fo:margin-bottom="0.25cm" style:contextual-spacing="false" fo:line-height="150%"/>
      <style:text-properties officeooo:paragraph-rsid="00316617"/>
    </style:style>
    <style:style style:name="P5" style:family="paragraph" style:parent-style-name="Text_20_body">
      <style:paragraph-properties fo:margin-top="0cm" fo:margin-bottom="0.25cm" style:contextual-spacing="false" fo:line-height="150%"/>
      <style:text-properties officeooo:paragraph-rsid="003174e1"/>
    </style:style>
    <style:style style:name="P6" style:family="paragraph" style:parent-style-name="Text_20_body">
      <style:paragraph-properties fo:margin-top="0cm" fo:margin-bottom="0.25cm" style:contextual-spacing="false" fo:line-height="150%"/>
      <style:text-properties officeooo:paragraph-rsid="00322145"/>
    </style:style>
    <style:style style:name="P7" style:family="paragraph" style:parent-style-name="Text_20_body">
      <style:paragraph-properties fo:margin-top="0cm" fo:margin-bottom="0.25cm" style:contextual-spacing="false" fo:line-height="150%"/>
      <style:text-properties officeooo:paragraph-rsid="00347581"/>
    </style:style>
    <style:style style:name="P8" style:family="paragraph" style:parent-style-name="Text_20_body">
      <style:paragraph-properties fo:margin-top="0cm" fo:margin-bottom="0.25cm" style:contextual-spacing="false" fo:line-height="150%"/>
      <style:text-properties officeooo:paragraph-rsid="0034ac0a"/>
    </style:style>
    <style:style style:name="P9" style:family="paragraph" style:parent-style-name="Standard">
      <style:paragraph-properties fo:margin-top="0cm" fo:margin-bottom="0.25cm" style:contextual-spacing="false" fo:line-height="150%"/>
      <style:text-properties officeooo:paragraph-rsid="0036dcce"/>
    </style:style>
    <style:style style:name="P10" style:family="paragraph" style:parent-style-name="Text_20_body">
      <style:paragraph-properties fo:margin-top="0cm" fo:margin-bottom="0.25cm" style:contextual-spacing="false" fo:line-height="150%"/>
      <style:text-properties officeooo:paragraph-rsid="0038b912"/>
    </style:style>
    <style:style style:name="P11" style:family="paragraph" style:parent-style-name="Text_20_body">
      <style:paragraph-properties fo:margin-top="0cm" fo:margin-bottom="0.25cm" style:contextual-spacing="false" fo:line-height="150%"/>
      <style:text-properties officeooo:paragraph-rsid="00398ab1"/>
    </style:style>
    <style:style style:name="P12" style:family="paragraph" style:parent-style-name="Standard">
      <style:paragraph-properties fo:margin-top="0cm" fo:margin-bottom="0.25cm" style:contextual-spacing="false" fo:line-height="150%"/>
      <style:text-properties fo:font-style="normal" officeooo:rsid="002c9316" officeooo:paragraph-rsid="002c9316" style:font-style-asian="normal" style:font-style-complex="normal"/>
    </style:style>
    <style:style style:name="P13" style:family="paragraph" style:parent-style-name="Text_20_body">
      <style:paragraph-properties fo:margin-top="0cm" fo:margin-bottom="0.25cm" style:contextual-spacing="false" fo:line-height="150%"/>
      <style:text-properties fo:font-style="normal" officeooo:rsid="002c9316" officeooo:paragraph-rsid="002c9316" style:font-style-asian="normal" style:font-style-complex="normal"/>
    </style:style>
    <style:style style:name="P14" style:family="paragraph" style:parent-style-name="Text_20_body">
      <style:paragraph-properties fo:margin-top="0cm" fo:margin-bottom="0.25cm" style:contextual-spacing="false" fo:line-height="150%"/>
      <style:text-properties fo:font-style="normal" officeooo:rsid="001dc8ae" officeooo:paragraph-rsid="001dc8ae" style:font-style-asian="normal" style:font-style-complex="normal"/>
    </style:style>
    <style:style style:name="P15" style:family="paragraph" style:parent-style-name="Text_20_body">
      <style:paragraph-properties fo:margin-top="0cm" fo:margin-bottom="0.25cm" style:contextual-spacing="false" fo:line-height="150%"/>
      <style:text-properties fo:font-style="normal" officeooo:rsid="002e9057" officeooo:paragraph-rsid="002e9057" style:font-style-asian="normal" style:font-style-complex="normal"/>
    </style:style>
    <style:style style:name="P16" style:family="paragraph" style:parent-style-name="Text_20_body">
      <style:paragraph-properties fo:margin-top="0cm" fo:margin-bottom="0.25cm" style:contextual-spacing="false" fo:line-height="150%"/>
      <style:text-properties fo:font-style="normal" officeooo:rsid="002a63f9" officeooo:paragraph-rsid="002a63f9" style:font-style-asian="normal" style:font-style-complex="normal"/>
    </style:style>
    <style:style style:name="P17" style:family="paragraph" style:parent-style-name="Text_20_body">
      <style:paragraph-properties fo:margin-top="0cm" fo:margin-bottom="0.25cm" style:contextual-spacing="false" fo:line-height="150%"/>
      <style:text-properties fo:font-style="normal" officeooo:rsid="002aaa41" officeooo:paragraph-rsid="002a63f9" style:font-style-asian="normal" style:font-style-complex="normal"/>
    </style:style>
    <style:style style:name="P18" style:family="paragraph" style:parent-style-name="Text_20_body">
      <style:paragraph-properties fo:margin-top="0cm" fo:margin-bottom="0.25cm" style:contextual-spacing="false" fo:line-height="150%"/>
      <style:text-properties fo:font-style="normal" officeooo:rsid="00302882" officeooo:paragraph-rsid="00302882" style:font-style-asian="normal" style:font-style-complex="normal"/>
    </style:style>
    <style:style style:name="P19" style:family="paragraph" style:parent-style-name="Text_20_body">
      <style:paragraph-properties fo:margin-top="0cm" fo:margin-bottom="0.25cm" style:contextual-spacing="false" fo:line-height="150%"/>
      <style:text-properties fo:font-style="normal" officeooo:rsid="003460cd" officeooo:paragraph-rsid="003460cd" style:font-style-asian="normal" style:font-style-complex="normal"/>
    </style:style>
    <style:style style:name="P20" style:family="paragraph" style:parent-style-name="Text_20_body">
      <style:paragraph-properties fo:margin-top="0cm" fo:margin-bottom="0.25cm" style:contextual-spacing="false" fo:line-height="150%"/>
      <style:text-properties fo:font-style="normal" officeooo:rsid="0038b912" officeooo:paragraph-rsid="0038b912" style:font-style-asian="normal" style:font-style-complex="normal"/>
    </style:style>
    <style:style style:name="P21" style:family="paragraph" style:parent-style-name="Text_20_body">
      <style:paragraph-properties fo:margin-top="0cm" fo:margin-bottom="0.25cm" style:contextual-spacing="false" fo:line-height="150%"/>
      <style:text-properties officeooo:rsid="001ae85f" officeooo:paragraph-rsid="001b763d"/>
    </style:style>
    <style:style style:name="P22" style:family="paragraph" style:parent-style-name="Text_20_body">
      <style:paragraph-properties fo:margin-top="0cm" fo:margin-bottom="0.25cm" style:contextual-spacing="false" fo:line-height="150%"/>
      <style:text-properties officeooo:rsid="001ae85f" officeooo:paragraph-rsid="001ae85f"/>
    </style:style>
    <style:style style:name="P23" style:family="paragraph" style:parent-style-name="Text_20_body">
      <style:paragraph-properties fo:margin-top="0cm" fo:margin-bottom="0.25cm" style:contextual-spacing="false" fo:line-height="150%"/>
      <style:text-properties officeooo:rsid="001b763d" officeooo:paragraph-rsid="001bb9a9"/>
    </style:style>
    <style:style style:name="P24" style:family="paragraph" style:parent-style-name="Text_20_body">
      <style:paragraph-properties fo:margin-top="0cm" fo:margin-bottom="0.25cm" style:contextual-spacing="false" fo:line-height="150%"/>
      <style:text-properties officeooo:rsid="001b763d" officeooo:paragraph-rsid="001b763d"/>
    </style:style>
    <style:style style:name="P25" style:family="paragraph" style:parent-style-name="Text_20_body">
      <style:paragraph-properties fo:margin-top="0cm" fo:margin-bottom="0.25cm" style:contextual-spacing="false" fo:line-height="150%"/>
      <style:text-properties fo:font-style="italic" officeooo:rsid="001dc8ae" officeooo:paragraph-rsid="001dc8ae" style:font-style-asian="italic" style:font-style-complex="italic"/>
    </style:style>
    <style:style style:name="P26" style:family="paragraph" style:parent-style-name="Text_20_body">
      <style:paragraph-properties fo:margin-top="0cm" fo:margin-bottom="0.25cm" style:contextual-spacing="false" fo:line-height="150%"/>
      <style:text-properties fo:font-style="italic" officeooo:rsid="002c9316" officeooo:paragraph-rsid="002c9316" style:font-style-asian="italic" style:font-style-complex="italic"/>
    </style:style>
    <style:style style:name="P27" style:family="paragraph" style:parent-style-name="Text_20_body">
      <style:paragraph-properties fo:margin-top="0cm" fo:margin-bottom="0.25cm" style:contextual-spacing="false" fo:line-height="150%"/>
      <style:text-properties fo:font-style="italic" officeooo:rsid="002e9057" officeooo:paragraph-rsid="002e9057" style:font-style-asian="italic" style:font-style-complex="italic"/>
    </style:style>
    <style:style style:name="P28" style:family="paragraph" style:parent-style-name="Text_20_body">
      <style:paragraph-properties fo:margin-top="0cm" fo:margin-bottom="0.25cm" style:contextual-spacing="false" fo:line-height="150%"/>
      <style:text-properties fo:font-style="italic" officeooo:rsid="002e9057" officeooo:paragraph-rsid="00302882" style:font-style-asian="italic" style:font-style-complex="italic"/>
    </style:style>
    <style:style style:name="P29" style:family="paragraph" style:parent-style-name="Text_20_body">
      <style:paragraph-properties fo:margin-top="0cm" fo:margin-bottom="0.25cm" style:contextual-spacing="false" fo:line-height="150%"/>
      <style:text-properties officeooo:rsid="002e9057" officeooo:paragraph-rsid="002e9057"/>
    </style:style>
    <style:style style:name="P30" style:family="paragraph" style:parent-style-name="Text_20_body">
      <style:paragraph-properties fo:margin-top="0cm" fo:margin-bottom="0.25cm" style:contextual-spacing="false" fo:line-height="150%"/>
      <style:text-properties officeooo:rsid="002c9316" officeooo:paragraph-rsid="0034ac0a"/>
    </style:style>
    <style:style style:name="P31" style:family="paragraph" style:parent-style-name="Text_20_body">
      <style:paragraph-properties fo:margin-top="0cm" fo:margin-bottom="0.25cm" style:contextual-spacing="false" fo:line-height="150%"/>
      <style:text-properties officeooo:rsid="0036dcce" officeooo:paragraph-rsid="0036dcce"/>
    </style:style>
    <style:style style:name="P32" style:family="paragraph" style:parent-style-name="Text_20_body">
      <style:paragraph-properties fo:margin-top="0cm" fo:margin-bottom="0.25cm" style:contextual-spacing="false" fo:line-height="150%"/>
      <style:text-properties officeooo:rsid="00398ab1" officeooo:paragraph-rsid="00398ab1"/>
    </style:style>
    <style:style style:name="P33" style:family="paragraph" style:parent-style-name="Text_20_body">
      <style:paragraph-properties fo:margin-top="0cm" fo:margin-bottom="0.25cm" style:contextual-spacing="false" fo:line-height="150%"/>
      <style:text-properties officeooo:rsid="0039f23c" officeooo:paragraph-rsid="0039f23c"/>
    </style:style>
    <style:style style:name="P34" style:family="paragraph" style:parent-style-name="Heading_20_1">
      <style:paragraph-properties fo:margin-top="0cm" fo:margin-bottom="0.25cm" style:contextual-spacing="false" fo:line-height="150%" fo:break-before="page"/>
    </style:style>
    <style:style style:name="P35" style:family="paragraph" style:parent-style-name="Heading_20_2">
      <style:paragraph-properties fo:margin-top="0cm" fo:margin-bottom="0.25cm" style:contextual-spacing="false" fo:line-height="150%"/>
      <style:text-properties officeooo:rsid="001ae85f" officeooo:paragraph-rsid="001ae85f"/>
    </style:style>
    <style:style style:name="P36" style:family="paragraph" style:parent-style-name="Heading_20_2">
      <style:paragraph-properties fo:margin-top="0cm" fo:margin-bottom="0.25cm" style:contextual-spacing="false" fo:line-height="150%"/>
    </style:style>
    <style:style style:name="P37" style:family="paragraph" style:parent-style-name="Text_20_body">
      <style:paragraph-properties fo:margin-top="0cm" fo:margin-bottom="0.25cm" style:contextual-spacing="false" fo:line-height="150%"/>
      <style:text-properties fo:font-style="normal" officeooo:rsid="001dc8ae" officeooo:paragraph-rsid="003c5e19" style:font-style-asian="normal" style:font-style-complex="normal"/>
    </style:style>
    <style:style style:name="P38" style:family="paragraph" style:parent-style-name="Text_20_body">
      <style:paragraph-properties fo:margin-top="0cm" fo:margin-bottom="0.25cm" style:contextual-spacing="false" fo:line-height="150%"/>
      <style:text-properties fo:font-style="normal" officeooo:rsid="001dc8ae" officeooo:paragraph-rsid="001dc8ae" style:font-style-asian="normal" style:font-style-complex="normal"/>
    </style:style>
    <style:style style:name="P39" style:family="paragraph" style:parent-style-name="Text_20_body">
      <style:paragraph-properties fo:margin-top="0cm" fo:margin-bottom="0.25cm" style:contextual-spacing="false" fo:line-height="150%"/>
      <style:text-properties fo:font-style="normal" officeooo:rsid="003c8226" officeooo:paragraph-rsid="003c8226" style:font-style-asian="normal" style:font-style-complex="normal"/>
    </style:style>
    <style:style style:name="P40" style:family="paragraph" style:parent-style-name="Text_20_body">
      <style:paragraph-properties fo:margin-top="0cm" fo:margin-bottom="0.25cm" style:contextual-spacing="false" fo:line-height="150%"/>
      <style:text-properties fo:font-style="normal" officeooo:rsid="002e9057" officeooo:paragraph-rsid="003f8cf3" style:font-style-asian="normal" style:font-style-complex="normal"/>
    </style:style>
    <style:style style:name="P41" style:family="paragraph" style:parent-style-name="Text_20_body">
      <style:paragraph-properties fo:margin-top="0cm" fo:margin-bottom="0.25cm" style:contextual-spacing="false" fo:line-height="150%"/>
      <style:text-properties fo:font-style="normal" officeooo:rsid="00302882" officeooo:paragraph-rsid="00302882" style:font-style-asian="normal" style:font-style-complex="normal"/>
    </style:style>
    <style:style style:name="P42" style:family="paragraph" style:parent-style-name="Text_20_body">
      <style:paragraph-properties fo:margin-top="0cm" fo:margin-bottom="0.25cm" style:contextual-spacing="false" fo:line-height="150%"/>
      <style:text-properties officeooo:paragraph-rsid="003c5e19"/>
    </style:style>
    <style:style style:name="P43" style:family="paragraph" style:parent-style-name="Text_20_body">
      <style:paragraph-properties fo:margin-top="0cm" fo:margin-bottom="0.25cm" style:contextual-spacing="false" fo:line-height="150%"/>
      <style:text-properties fo:font-style="italic" officeooo:rsid="001dc8ae" officeooo:paragraph-rsid="003f8cf3" style:font-style-asian="italic" style:font-style-complex="italic"/>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style:style>
    <style:style style:name="T8" style:family="text">
      <style:text-properties style:use-window-font-color="true" loext:opacity="0%" officeooo:rsid="00500131"/>
    </style:style>
    <style:style style:name="T9" style:family="text">
      <style:text-properties style:use-window-font-color="true" loext:opacity="0%" officeooo:rsid="001dee12"/>
    </style:style>
    <style:style style:name="T10" style:family="text">
      <style:text-properties style:use-window-font-color="true" loext:opacity="0%" officeooo:rsid="001f842e"/>
    </style:style>
    <style:style style:name="T11" style:family="text">
      <style:text-properties style:use-window-font-color="true" loext:opacity="0%" officeooo:rsid="0020b110"/>
    </style:style>
    <style:style style:name="T12" style:family="text">
      <style:text-properties style:use-window-font-color="true" loext:opacity="0%" officeooo:rsid="00044fe8"/>
    </style:style>
    <style:style style:name="T13" style:family="text">
      <style:text-properties style:use-window-font-color="true" loext:opacity="0%" officeooo:rsid="00230d29"/>
    </style:style>
    <style:style style:name="T14" style:family="text">
      <style:text-properties style:use-window-font-color="true" loext:opacity="0%" officeooo:rsid="009ded65"/>
    </style:style>
    <style:style style:name="T15" style:family="text">
      <style:text-properties style:use-window-font-color="true" loext:opacity="0%" officeooo:rsid="0036dcce"/>
    </style:style>
    <style:style style:name="T16" style:family="text">
      <style:text-properties officeooo:rsid="0020b110"/>
    </style:style>
    <style:style style:name="T17" style:family="text">
      <style:text-properties fo:font-style="normal" style:font-style-asian="normal" style:font-style-complex="normal"/>
    </style:style>
    <style:style style:name="T18" style:family="text">
      <style:text-properties fo:font-style="normal" officeooo:rsid="0020b110" style:font-style-asian="normal" style:font-style-complex="normal"/>
    </style:style>
    <style:style style:name="T19" style:family="text">
      <style:text-properties fo:font-style="normal" officeooo:rsid="00225428" style:font-style-asian="normal" style:font-style-complex="normal"/>
    </style:style>
    <style:style style:name="T20" style:family="text">
      <style:text-properties fo:font-style="normal" officeooo:rsid="00239e75" style:font-style-asian="normal" style:font-style-complex="normal"/>
    </style:style>
    <style:style style:name="T21" style:family="text">
      <style:text-properties fo:font-style="normal" officeooo:rsid="00261b61" style:font-style-asian="normal" style:font-style-complex="normal"/>
    </style:style>
    <style:style style:name="T22" style:family="text">
      <style:text-properties fo:font-style="normal" officeooo:rsid="002a63f9" style:font-style-asian="normal" style:font-style-complex="normal"/>
    </style:style>
    <style:style style:name="T23" style:family="text">
      <style:text-properties fo:font-style="normal" officeooo:rsid="002aaa41" style:font-style-asian="normal" style:font-style-complex="normal"/>
    </style:style>
    <style:style style:name="T24" style:family="text">
      <style:text-properties fo:font-style="normal" officeooo:rsid="00302882" style:font-style-asian="normal" style:font-style-complex="normal"/>
    </style:style>
    <style:style style:name="T25" style:family="text">
      <style:text-properties fo:font-style="normal" officeooo:rsid="003174e1" style:font-style-asian="normal" style:font-style-complex="normal"/>
    </style:style>
    <style:style style:name="T26" style:family="text">
      <style:text-properties fo:font-style="normal" officeooo:rsid="00322145" style:font-style-asian="normal" style:font-style-complex="normal"/>
    </style:style>
    <style:style style:name="T27" style:family="text">
      <style:text-properties fo:font-style="normal" officeooo:rsid="0033bea5" style:font-style-asian="normal" style:font-style-complex="normal"/>
    </style:style>
    <style:style style:name="T28" style:family="text">
      <style:text-properties fo:font-style="normal" officeooo:rsid="003460cd" style:font-style-asian="normal" style:font-style-complex="normal"/>
    </style:style>
    <style:style style:name="T29" style:family="text">
      <style:text-properties fo:font-style="normal" officeooo:rsid="00347581" style:font-style-asian="normal" style:font-style-complex="normal"/>
    </style:style>
    <style:style style:name="T30" style:family="text">
      <style:text-properties fo:font-style="normal" officeooo:rsid="0034ac0a" style:font-style-asian="normal" style:font-style-complex="normal"/>
    </style:style>
    <style:style style:name="T31" style:family="text">
      <style:text-properties fo:font-style="normal" officeooo:rsid="00365009" style:font-style-asian="normal" style:font-style-complex="normal"/>
    </style:style>
    <style:style style:name="T32" style:family="text">
      <style:text-properties fo:font-style="normal" officeooo:rsid="0038b912" style:font-style-asian="normal" style:font-style-complex="normal"/>
    </style:style>
    <style:style style:name="T33" style:family="text">
      <style:text-properties fo:font-style="normal" officeooo:rsid="00398ab1" style:font-style-asian="normal" style:font-style-complex="normal"/>
    </style:style>
    <style:style style:name="T34" style:family="text">
      <style:text-properties fo:font-style="normal" officeooo:rsid="003c5e19" style:font-style-asian="normal" style:font-style-complex="normal"/>
    </style:style>
    <style:style style:name="T35" style:family="text">
      <style:text-properties fo:font-style="normal" officeooo:rsid="003c8226" style:font-style-asian="normal" style:font-style-complex="normal"/>
    </style:style>
    <style:style style:name="T36" style:family="text">
      <style:text-properties officeooo:rsid="00225428"/>
    </style:style>
    <style:style style:name="T37" style:family="text">
      <style:text-properties officeooo:rsid="00239e75"/>
    </style:style>
    <style:style style:name="T38" style:family="text">
      <style:text-properties officeooo:rsid="00261b61"/>
    </style:style>
    <style:style style:name="T39" style:family="text">
      <style:text-properties officeooo:rsid="002c9316"/>
    </style:style>
    <style:style style:name="T40" style:family="text">
      <style:text-properties officeooo:rsid="00302882"/>
    </style:style>
    <style:style style:name="T41" style:family="text">
      <style:text-properties officeooo:rsid="00316617"/>
    </style:style>
    <style:style style:name="T42" style:family="text">
      <style:text-properties officeooo:rsid="003174e1"/>
    </style:style>
    <style:style style:name="T43" style:family="text">
      <style:text-properties officeooo:rsid="00322145"/>
    </style:style>
    <style:style style:name="T44" style:family="text">
      <style:text-properties officeooo:rsid="0034ac0a"/>
    </style:style>
    <style:style style:name="T45" style:family="text">
      <style:text-properties officeooo:rsid="0036dcce"/>
    </style:style>
    <style:style style:name="T46" style:family="text">
      <style:text-properties officeooo:rsid="0038b912"/>
    </style:style>
    <style:style style:name="T47" style:family="text">
      <style:text-properties officeooo:rsid="00398ab1"/>
    </style:style>
    <style:style style:name="T48" style:family="text">
      <style:text-properties officeooo:rsid="0039f23c"/>
    </style:style>
    <style:style style:name="T49" style:family="text">
      <style:text-properties officeooo:rsid="003c8226"/>
    </style:style>
    <style:style style:name="T50" style:family="text">
      <style:text-properties officeooo:rsid="003d9e4e"/>
    </style:style>
    <style:style style:name="T51" style:family="text">
      <style:text-properties style:font-name="Times New Roman"/>
    </style:style>
    <style:style style:name="T52" style:family="text">
      <style:text-properties style:font-name="Times New Roman"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scussion of findings must be in line with disciplinary expectations. A comprehensive discussion is expected to be a minimum of 10 pages, double-spaced for doctoral students and a minimum of 5 pages, double-spaced for Master’s students (including figures, images, and tables). It pertains to the entirety of a thesis. The discussion of findings should provide an final, overarching summary of study themes, limitations, and future directions.<text:line-break/><text:line-break/>In the case of a<text:a xlink:type="simple" xlink:href="https://www.mcgill.ca/gps/thesis/thesis-guidelines/preparation/manuscript-based-article-based-theses" text:style-name="Internet_20_link" text:visited-style-name="Visited_20_Internet_20_Link"> manuscript-based thesis</text:a>, the comprehensive discussion should encompass all of the chapters of the thesis and should not be a repetition of the individual chapters. This section can be used to address issues not sufficiently covered in the preceding chapters or papers (e.g., critiques raised by reviewers that could not be incorporated into published works, or reintroducing discussion arguments removed from published papers upon reviewer request). This section can also be used to elaborate on the practical/applied aspects of published findings in a manner that is more accessible to less expert readers.</text:p>
      <text:p text:style-name="P1"/>
      <text:h text:style-name="P34" text:outline-level="1"><text:span text:style-name="T1">D</text:span>iscussion</text:h>
      <text:p text:style-name="P23">The main objective of my thesis was to better understand the drivers of tetrapods’ trophic interactions (Chapter 1-2), food web assembly (Chapter <text:span text:style-name="T45">1-</text:span>2), migratory behaviour (Chapter 3), and trends (Chapter 4). To do so, I mainly focused on <text:span text:style-name="T3">species functional </text:span>traits <text:span text:style-name="T3">and</text:span> <text:span text:style-name="T4">us</text:span><text:span text:style-name="T5">ed</text:span><text:span text:style-name="T4"> a </text:span>macroecological <text:span text:style-name="T4">approach</text:span>, <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e three major themes of the thesis: trait-based prediction</text:span><text:span text:style-name="T6">s</text:span><text:span text:style-name="T4"> of </text:span><text:span text:style-name="T6">trophic </text:span><text:span text:style-name="T4">interactions, food web assembly, and seasonal bird biogeography.</text:span></text:p>
      <text:h text:style-name="P35" text:outline-level="2"/>
      <text:h text:style-name="P35" text:outline-level="2">Trait-based predictions of <text:span text:style-name="T6">trophic </text:span>interactions</text:h>
      <text:p text:style-name="P14">Trophic interactions, <text:span text:style-name="T8">where a predator species feeds on a prey species, </text:span><text:span text:style-name="T7">are constrained by neutral and niche processes. </text:span><text:span text:style-name="T9">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0">(niche constraint)</text:span><text:span text:style-name="T9">. This ‘match’ between the trophic niche of the predator and the traits of the prey is encapsulated in trait-based trophic interaction models. </text:span><text:span text:style-name="T10">T</text:span><text:span text:style-name="T11">o be useful, these</text:span><text:span text:style-name="T10"> models </text:span><text:span text:style-name="T11">rely on</text:span><text:span text:style-name="T10"> </text:span><text:span text:style-name="T11">some generalities in the trait-interaction relationships of predators and prey across taxa and ecosystems.</text:span></text:p>
      <text:p text:style-name="P25"/>
      <text:p text:style-name="P25">Major findings</text:p>
      <text:p text:style-name="P2"><text:span text:style-name="T18">In chapter 1, </text:span><text:span text:style-name="T21">We</text:span><text:span text:style-name="T18"> found that we could predict most potential trophic interactions among all European terrestrial vertebrates using a model calibrated with only 0.1% of the interactions. </text:span><text:span text:style-name="T21">We</text:span><text:span text:style-name="T19"> showed this using a Bayesian linear model relating trophic interaction</text:span><text:span text:style-name="T20">s</text:span><text:span text:style-name="T19"> between 1055 species to a relatively small set of </text:span><text:span text:style-name="T20">trait-based</text:span><text:span text:style-name="T19"> predictor variables. </text:span><text:span text:style-name="T18">We found that the effects of traits were relatively stable across most major taxonomic groups and </text:span>bioregions. <text:span text:style-name="T16">These results suggest that the trait-interaction relationships are fairly general among European tetrapod species and across the continent. </text:span><text:span text:style-name="T36">However, we also found that the prey of some groups, especially generalist species, were not as well predicted. This limitation of the model suggest that the driver</text:span><text:span text:style-name="T37">s of interactions of</text:span><text:span text:style-name="T36"> generalist species </text:span><text:span text:style-name="T37">are</text:span><text:span text:style-name="T36"> not well </text:span><text:span text:style-name="T37">captured by</text:span><text:span text:style-name="T36"> our models.</text:span></text:p>
      <text:p text:style-name="P2"><text:soft-page-break/><text:span text:style-name="T36">In chapter 2, </text:span><text:span text:style-name="T38">we</text:span><text:span text:style-name="T36"> found that we could </text:span><text:span text:style-name="T38">calibrate a model in a given food web to predict interactions in another ecosystems. </text:span>We train trait-based models of pairwise trophic interactions on four independent vertebrate food webs (Canadian tundra, Serengeti, alpine south-eastern Pyrenees and Europe) and evaluate how well these models predict pairwise interactions of each food web. <text:span text:style-name="T38">Our results</text:span> <text:span text:style-name="T38">suggest</text:span> that there are general constraints on interactions <text:span text:style-name="T38">even in highly contrasting environment</text:span>.</text:p>
      <text:p text:style-name="P25"/>
      <text:p text:style-name="P25">Implications</text:p>
      <text:p text:style-name="P16">The Eltonian Shortfall – “the lack of knowledge on species' interactions and these interactions' effects on individual survival and fitness” – is one of the largest data gap in ecology. In fact, we lack interaction data for most taxa and ecosystems. Trait-based interaction models are one of the tools that should allow to fill some of this gaps, but their effectiveness depends on generalities in trait-interaction relationships. </text:p>
      <text:p text:style-name="P16"/>
      <text:p text:style-name="P3"><text:span text:style-name="T22">Our finding of generalities within food web (Chapter 1), and across food webs (Chapter 2) indicate that trait-based </text:span><text:span text:style-name="T23">predictions</text:span><text:span text:style-name="T22"> could be used to get a </text:span><text:span text:style-name="T17">first-order approximations of food web</text:span><text:span text:style-name="T22">s. We showed that even with limited data, these models can fill gaps in incomplete food web or predict interactions in ecosystems where we </text:span><text:span text:style-name="T23">have little to no data</text:span><text:span text:style-name="T22">. </text:span><text:span text:style-name="T23">Trait-based models tend to systematically overestimate the number of interactions suggesting that predicted interactions are candidate interactions, which can then be refined through geographic subsets, expert opinion or additional data.</text:span></text:p>
      <text:p text:style-name="P17"/>
      <text:p text:style-name="P7"><text:span text:style-name="T29">Protecting species interactions should allow a more functional approach to conservation. </text:span><text:span text:style-name="T30">First, interactions provide ecosystems function. Second, from interactions, we can infer the role of species in ecosystems. Third, we can anticipate indirect consequences of managing species on other species in the ecosystems. So far, this opportunity have still been underused, in part due to the lack of interaction data. T</text:span><text:span text:style-name="T29">he opportunity to predict interactions even in places we have very little to no data, as demonstrated in chapters 1 and 2, </text:span><text:span text:style-name="T30">should alleviate some of the </text:span><text:span text:style-name="T31">barriers into utilizing interaction data into conservation planning</text:span><text:span text:style-name="T30">.</text:span></text:p>
      <text:p text:style-name="P16"/>
      <text:p text:style-name="P25"><text:soft-page-break/>Limitations</text:p>
      <text:p text:style-name="P42"><text:span text:style-name="T34">Interaction strength, unlike the qualitative presence or absence of an interaction, is a continuous measurement which attempts to quantify the effect of one species on another. </text:span><text:span text:style-name="T35">U</text:span>nderstanding flow in modules within networks can aid in understanding the organization of networks or the cascading effects of perturbations. <text:span text:style-name="T49">Yet, most trophic interactions model, including the ones we used in chapters 1 and 2, sought to predict the probability that a species could feed on another species</text:span><text:span text:style-name="T35">. Although probabilistic interactions do provide some insights beyond the ones provided by qualitative interactions, it does not inform on the effect of one species on another. <text:s/></text:span></text:p>
      <text:p text:style-name="P37"/>
      <text:p text:style-name="P39">Since we focused on trophic interactions between terrestrial vertebrates, our food webs do not include basal species (plants) or invertebrates. <text:span text:style-name="T50">These are, of course, important to understand how energy might flow in an ecosystem. New data could fill this shortfall, but it is unclear if trait-interaction relationships are also general for herbivory or vertebrate-invertebrate interactions.</text:span></text:p>
      <text:p text:style-name="P14"/>
      <text:p text:style-name="P14"><text:span text:style-name="T49">Finally, s</text:span><text:span text:style-name="T39">ome interactions </text:span><text:span text:style-name="T49">were not equally</text:span><text:span text:style-name="T39"> well predicted. </text:span><text:span text:style-name="T49">For example, interactions of generalists species, or interactions of some orders were less well predicted than average. </text:span><text:span text:style-name="T50">These bias might change our understanding of species role or scale-up to influence predicted food web properties. </text:span></text:p>
      <text:p text:style-name="P43"><text:span text:style-name="Default_20_Paragraph_20_Font"><text:span text:style-name="T52"/></text:span></text:p>
      <text:p text:style-name="P43"><text:span text:style-name="Default_20_Paragraph_20_Font"><text:span text:style-name="T52">Finally, our trait-based predictions rely on species-level traits, ignoring intraspecific variation within and across regions.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52">(Gomulkiewicz et al., 2000)</text:span></text:span><text:reference-mark-end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52">.</text:span></text:span></text:p>
      <text:p text:style-name="P43"><text:span text:style-name="Default_20_Paragraph_20_Font"><text:span text:style-name="T52"/></text:span></text:p>
      <text:p text:style-name="P25">Future directions</text:p>
      <text:p text:style-name="P21">- <text:span text:style-name="T39">Combine data to get better predictions</text:span></text:p>
      <text:p text:style-name="P21">- <text:span text:style-name="T39">Predictions of quantitative interactions</text:span></text:p>
      <text:p text:style-name="P8"><text:span text:style-name="T1">- </text:span><text:span text:style-name="T44">Biogeography of food webs</text:span></text:p>
      <text:p text:style-name="P30"><text:soft-page-break/>- Forecast changes of interactions</text:p>
      <text:h text:style-name="P35" text:outline-level="2"/>
      <text:h text:style-name="P35" text:outline-level="2">The assembly of food webs</text:h>
      <text:p text:style-name="P4"><text:span text:style-name="T41">Variation of food web structure along environmental gradients is driven by three </text:span><text:span text:style-name="T42">mechanisms</text:span><text:span text:style-name="T41">: (1) changes in species pool, (2) </text:span><text:span text:style-name="T42">constraints acting at the food web level, and (3) </text:span><text:span text:style-name="T41">changes in trait-interaction relationships. The first </text:span><text:span text:style-name="T42">mechanism</text:span><text:span text:style-name="T41">, changes in species pool is well studied and is explained by coexistence and co-occurrence theory. </text:span><text:span text:style-name="T42">This mechanism results from the individual responses of species to the abiotic and biotic environment, and from dispersal limitations. The second mechanisms include environmental factors that constrain the structure of food webs. For example, primary productivity may increase the feasible number of trophic level or seasons can create modules in food webs. Another constraint is dynamical, where not all food web structure are equally feasible. Finally, the third mechanism, trait-interaction relationships, include the changes in the traits that explain why a predator may feed on a prey. For example, the body mass ratio between the consumer and resources might vary with temperature due to metabolic constraints.</text:span></text:p>
      <text:p text:style-name="P4"/>
      <text:p text:style-name="P26"><text:span text:style-name="T43">Major f</text:span>indings</text:p>
      <text:p text:style-name="P5"><text:span text:style-name="T25">In chapter 2, we showed that trait-based model calibrated on a given terrestrial vertebrate food web can predict relatively well interactions in an entirely new ecosystems. </text:span><text:span text:style-name="T26">Model transferability decreased with environmental dissimilarity between the source and target food web, but we did find </text:span><text:span text:style-name="T27">that </text:span><text:span text:style-name="T28">trait-interaction relationships tend to be similar across ecosystems, given enough environmental and phylogenetic similarity. This results expand from our finding from chapter 1, where we showed how trait constraints were mainly conserved across European bioregions.</text:span></text:p>
      <text:p text:style-name="P13"/>
      <text:p text:style-name="P19">In Chapter 1, we found that the number of interactions was overestimated by 2-4 times by predictive models. In chapter 2, we expanded this to look at other meso-scale (e.g., motifs, species roles) and network-scale (e.g., connectance, number of trophic level, modularity) properties. We found that, despite most interactions being well predicted, predicted network had more trophic levels, were more connected and less modular. We also found that the distribution of motifs was also not well predicted. These results suggest that food web structure arise from <text:soft-page-break/>more than processes acting at the interaction level, but that higher-level constraints are important in structuring food webs.</text:p>
      <text:p text:style-name="P19"/>
      <text:p text:style-name="P26">Implications</text:p>
      <text:p text:style-name="P12">Our ability to predict food web interactions across contrasting environments suggests that spatial food web variation is mainly driven by changes in the distribution of functional traits, and less so by the variation of trait-interaction relationships. These results are in line with previous research finding generalities made on trait-matching relationships across European bioregions (Caron et al., <text:bookmark text:name="#geb13807-bib-0008_R_d86497177e1831"/><text:a xlink:type="simple" xlink:href="https://onlinelibrary-wiley-com.proxy3.library.mcgill.ca/doi/full/10.1111/geb.13807#geb13807-bib-0008" text:style-name="Internet_20_link" text:visited-style-name="Visited_20_Internet_20_Link">2022</text:a>), predator–prey body-size ratios within habitat, predator and prey types (Brose et al., <text:bookmark text:name="#geb13807-bib-0006_R_d86497177e1834"/><text:a xlink:type="simple" xlink:href="https://onlinelibrary-wiley-com.proxy3.library.mcgill.ca/doi/full/10.1111/geb.13807#geb13807-bib-0006" text:style-name="Internet_20_link" text:visited-style-name="Visited_20_Internet_20_Link">2006</text:a>), and the trait-interaction relationships in soil invertebrates across three forest areas in Germany (Laigle et al., <text:bookmark text:name="#geb13807-bib-0034_R_d86497177e1837"/><text:a xlink:type="simple" xlink:href="https://onlinelibrary-wiley-com.proxy3.library.mcgill.ca/doi/full/10.1111/geb.13807#geb13807-bib-0034" text:style-name="Internet_20_link" text:visited-style-name="Visited_20_Internet_20_Link">2018</text:a>). The generalities we found in trait-matching relationships within major taxonomic groups (order and class) also add to previous research indicating evolutionary conservation of species interactions (Gómez et al., <text:bookmark text:name="#geb13807-bib-0019_R_d86497177e1840"/><text:a xlink:type="simple" xlink:href="https://onlinelibrary-wiley-com.proxy3.library.mcgill.ca/doi/full/10.1111/geb.13807#geb13807-bib-0019" text:style-name="Internet_20_link" text:visited-style-name="Visited_20_Internet_20_Link">2010</text:a>) and role (Stouffer et al., <text:bookmark text:name="#geb13807-bib-0050_R_d86497177e1844"/><text:a xlink:type="simple" xlink:href="https://onlinelibrary-wiley-com.proxy3.library.mcgill.ca/doi/full/10.1111/geb.13807#geb13807-bib-0050" text:style-name="Internet_20_link" text:visited-style-name="Visited_20_Internet_20_Link">2012</text:a>).</text:p>
      <text:p text:style-name="P13"/>
      <text:p text:style-name="P6"><text:span text:style-name="T26">We also highlighted a major limit of trait-based interaction model: they cannot predict food web structures. This suggest that additional constraints are not captured by these model. Area, spatial and temporal structure of the environment, for example, have been shown to structure ecological networks by creating modules and specialization structures. Stability criteria also constrains the distribution of motifs, the number of interactions, and strength of these interactions. Finally, </text:span><text:span text:style-name="T27">other environmental factors may influence the structure, such as primary productivity which const</text:span><text:span text:style-name="T33">r</text:span><text:span text:style-name="T27">ains the number of trophic level and the diversity at each trophic levels. It is not surprising since the focus of trophic interaction model are the functional relationships between pairs of species and mechanisms acting on the network.</text:span></text:p>
      <text:p text:style-name="P13"/>
      <text:p text:style-name="P27">Limitations</text:p>
      <text:p text:style-name="P40"><text:span text:style-name="Default_20_Paragraph_20_Font"><text:span text:style-name="T51">The exclusion of non-vertebrates (e.g., plants, invertebrates, parasites) meant the first trophic levels were vertebrates, not primary producers, but the extension of trait-matching models to also include invertebrates can be achieved with a coarser resolution </text:span></text:span><text:reference-mark-start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51">(Li et al., 2023)</text:span></text:span><text:reference-mark-end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51"> or with additional traits (Laigle et al., 2018). </text:span></text:span></text:p>
      <text:p text:style-name="P40"><text:span text:style-name="Default_20_Paragraph_20_Font"><text:span text:style-name="T51"/></text:span></text:p>
      <text:p text:style-name="P40"><text:soft-page-break/><text:span text:style-name="Default_20_Paragraph_20_Font"><text:span text:style-name="T51">Third, due to the scarcity of food web data, we only had four food webs to work with. This means we only had four sets of within-food web predictions and 12 sets of between-food web predictions. This explains the large uncertainty for some of our results (e.g., Figure 2). </text:span></text:span></text:p>
      <text:p text:style-name="P40"><text:span text:style-name="Default_20_Paragraph_20_Font"><text:span text:style-name="T51"/></text:span></text:p>
      <text:p text:style-name="P40"><text:span text:style-name="Default_20_Paragraph_20_Font"><text:span text:style-name="T51">Finally, our trait-based predictions rely on species-level traits, ignoring intraspecific variation within and across regions. Different environmental conditions and co-evolutionary dynamics can lead to shifts in trait-interaction relationships if the shifts in the traits of prey and predators are asymmetric (Gomulkiewicz et al., 2000). It is reasonable to believe that intraspecific variation is less important in regional and potential food webs than local and realized food webs, but future studies would need to evaluate the extent and scale to which co-evolutionary dynamics influence trait-based predictions of trophic interactions and food webs.</text:span></text:span></text:p>
      <text:p text:style-name="P15"/>
      <text:p text:style-name="P27">Future directions</text:p>
      <text:p text:style-name="P27">- <text:span text:style-name="T17">Combining predictions of properties and interactions</text:span></text:p>
      <text:p text:style-name="P15">- Test the role of each process</text:p>
      <text:p text:style-name="P15">- Expand to other type of ecological networks</text:p>
      <text:p text:style-name="P24"/>
      <text:h text:style-name="P35" text:outline-level="2">Seasonal <text:span text:style-name="T2">bird </text:span>biogeography</text:h>
      <text:p text:style-name="P9"><text:span text:style-name="T15">Every year, almost 20% of the world’s bird species migrate, </text:span><text:span text:style-name="T12">sometimes over thousands of kilometres,</text:span><text:span text:style-name="T15"> in response to seasonal variation</text:span><text:span text:style-name="T13">s</text:span><text:span text:style-name="T15"> in the environment </text:span><text:reference-mark-start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Kirby et al., 2008)</text:span><text:reference-mark-end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 This proportion of migrators raise to much higher numbers highly seasonal environments. </text:span><text:span text:style-name="T12">This extraordinary adaptation to seasonality </text:span><text:span text:style-name="T14">presumably </text:span><text:span text:style-name="T12">evolved to</text:span><text:span text:style-name="T15"> maintain fidelity to breeding grounds, while escaping harsh conditions </text:span><text:reference-mark-start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Winger et al., 2019)</text:span><text:reference-mark-end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29"/>
      <text:p text:style-name="P31"><text:soft-page-break/>Migration comes also with the dependence to many habitat, and the ability to move between these habitats. Migratory species are thus exposed to different levels of stress and protection throughout their life cycle. This could be one of the reason why migratory birds are declining at much higher rates than resident species. In Chapter 4, I ask whether the level of human impact and protection at different season explain variations in trends among North American bird species. I also explore<text:span text:style-name="T46">d</text:span> the traits of species that are especially vulnerable to decline.</text:p>
      <text:p text:style-name="P22"/>
      <text:p text:style-name="P27">Findings</text:p>
      <text:p text:style-name="P20">In Chapter 1, we showed that birds that migrate longer distances tended to move less within their climatic niche space, supporting the hypothesis of a trade-off between movement in geographic space and within climatic niche space. We also showed that this trade-off is influenced by two morphological traits: body mass and hand-wing index. Given that these two traits are related to the ability of a species to retain heat and its dispersal capacity, this suggests that the energetic trade-off is influenced by species body mass. This trait-migratory strategy relationship results in a large rearrangement of the functional distribution of species. We found that bird communities follow the traditional latitudinal diversity gradients, only in winter, and that the body size-latitude relationship also vary widely between seasons among most bird groups.</text:p>
      <text:p text:style-name="P15"/>
      <text:p text:style-name="P10"><text:span text:style-name="T32">In Chapter 2, we found that human impact and protection influenced greatly migratory bird trends. Specifically, waterbirds who migrate in highly impacted marine areas tend to decline more. However, we found the opposite during nonbreeding, where species most impacted by humans on water are declining less. We found similar results for land migratory birds. We however found little evidence that resident birds were influenced by human impact and protection level. </text:span><text:span text:style-name="T46">Finally, we found that small species, and species migrating longer distances are declining more than average.</text:span></text:p>
      <text:p text:style-name="P15"/>
      <text:p text:style-name="P27">Implications</text:p>
      <text:p text:style-name="P11"><text:span text:style-name="T47">Our results support the hypothesis the energetic trade-off between movement within their climatic niche and geographic space that migratory birds need to balance, and that their traits influence this. The causality of this trait-migratory strategy remains unclear: did traits evolved to </text:span><text:soft-page-break/><text:span text:style-name="T47">favor their migratory strategy, or did migratory strategy evolved as a response to bird traits. </text:span><text:span text:style-name="T48">With climate change shifting seasonal dynamics, the traits that favour movement in climatic niche space over geographic space could be more endangered. </text:span></text:p>
      <text:p text:style-name="P22"/>
      <text:p text:style-name="P32">The bird communities showed a large variation in structure across the continent and seasons, <text:span text:style-name="T48">b</text:span>oth <text:span text:style-name="T48">in terms of taxonomic diversity and also traits. It therefore essential to understand the seasonal dynamics of bird communities to better protect, and anticipate changes in functioning. Some of the ecogeographical rules only stand for some species and seaons, giving insights into how those spatial structures might arise. For example, ... </text:span></text:p>
      <text:p text:style-name="P32"/>
      <text:p text:style-name="P33">We found that migration was especially crucial period in understanding which species might decline. In contrast, most conservation efforts concentrate to protect breeding or nonbreeding of species ranges. Yet, staging and stopovers are a critical period of a bird’s life cycle. Being already stressed by energetic cost of migration, migrating birds might be especially vulnerable to disturbances. Our results support this hypothesis. Our results also suggest that urban species (breeding in more human impacted areas) are declining less than non-urban tolerant species. This suggest an urbanization of bird communities.</text:p>
      <text:p text:style-name="P22"/>
      <text:p text:style-name="P33">Overall, results from chapter 3 and 4 support the call for studies of the full annual cycle of species. Bird ecology would benefit by ... Conservation efforst need to consider the full migratory network of birds to better protect it. This is especially crucial given that migratory birds are declining worldwide, and that seasonal dynamics are rapidly changing with global change.</text:p>
      <text:p text:style-name="P22"/>
      <text:p text:style-name="P27">Limitations</text:p>
      <text:p text:style-name="P18"/>
      <text:p text:style-name="P18">- Niche in migration season</text:p>
      <text:p text:style-name="P18">- Using cumulative impact vs specific threats to species</text:p>
      <text:p text:style-name="P28"><text:soft-page-break/><text:span text:style-name="T24">- Grinnel niche movements</text:span><text:span text:style-name="T17"><text:line-break/></text:span></text:p>
      <text:p text:style-name="P27">Future directions</text:p>
      <text:p text:style-name="P15">- <text:span text:style-name="T40">Integration of the niche concept in seasonal environment</text:span></text:p>
      <text:p text:style-name="P15">- <text:span text:style-name="T40">Eltonian dimensions of niche</text:span></text:p>
      <text:p text:style-name="P15">- <text:span text:style-name="T40">Identify threats</text:span></text:p>
      <text:p text:style-name="P29"><text:span text:style-name="T17">- </text:span><text:span text:style-name="T24">Prioritisation based on seasonal distributions</text:span></text:p>
      <text:p text:style-name="P22"/>
      <text:h text:style-name="P36" text:outline-level="2">Conclus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2.2$Linux_X86_64 LibreOffice_project/420$Build-2</meta:generator>
    <dc:date>2024-05-02T15:03:23.234312167</dc:date>
    <dc:creator>Dominique Caron</dc:creator>
    <meta:editing-duration>PT3H56M17S</meta:editing-duration>
    <meta:editing-cycles>17</meta:editing-cycles>
    <meta:document-statistic meta:table-count="0" meta:image-count="0" meta:object-count="0" meta:page-count="10" meta:paragraph-count="59" meta:word-count="2659" meta:character-count="17961" meta:non-whitespace-character-count="15349"/>
  </office:meta>
</office:document-meta>
</file>